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7d1d5" draw:textarea-horizontal-align="justify" draw:textarea-vertical-align="bottom" draw:auto-grow-height="false" fo:min-height="1.338cm" fo:min-width="14.719cm"/>
      <style:paragraph-properties style:writing-mode="lr-tb"/>
    </style:style>
    <style:style style:name="gr2" style:family="graphic" style:parent-style-name="standard">
      <style:graphic-properties draw:fill-color="#dee7e5" draw:textarea-horizontal-align="justify" draw:textarea-vertical-align="bottom" draw:auto-grow-height="false" fo:min-height="15.755cm" fo:min-width="14.422cm"/>
      <style:paragraph-properties style:writing-mode="lr-tb"/>
    </style:style>
    <style:style style:name="gr3" style:family="graphic" style:parent-style-name="standard">
      <style:graphic-properties draw:fill-color="#afd095" draw:textarea-horizontal-align="justify" draw:textarea-vertical-align="middle" draw:auto-grow-height="false" fo:min-height="3.877cm" fo:min-width="13.788cm"/>
      <style:paragraph-properties style:writing-mode="lr-tb"/>
    </style:style>
    <style:style style:name="gr4" style:family="graphic" style:parent-style-name="standard">
      <style:graphic-properties draw:fill-color="#e0c2cd" draw:textarea-horizontal-align="justify" draw:textarea-vertical-align="middle" draw:auto-grow-height="false" fo:min-height="2.925cm" fo:min-width="13.787cm"/>
      <style:paragraph-properties style:writing-mode="lr-tb"/>
    </style:style>
    <style:style style:name="gr5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fill-color="#fff5ce" draw:textarea-horizontal-align="justify" draw:textarea-vertical-align="middle" draw:auto-grow-height="false" fo:min-height="1.972cm" fo:min-width="13.153cm"/>
      <style:paragraph-properties style:writing-mode="lr-tb"/>
    </style:style>
    <style:style style:name="gr7" style:family="graphic" style:parent-style-name="objectwithoutfill">
      <style:graphic-properties svg:stroke-width="0.106cm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20.705cm" fo:min-width="16.9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/>
    </style:style>
    <style:style style:name="P2" style:family="paragraph">
      <loext:graphic-properties draw:fill-color="#f7d1d5"/>
      <style:paragraph-properties fo:text-align="center" style:writing-mode="lr-tb"/>
      <style:text-properties fo:font-weight="bold"/>
    </style:style>
    <style:style style:name="P3" style:family="paragraph">
      <loext:graphic-properties draw:fill-color="#dee7e5"/>
      <style:paragraph-properties fo:text-align="center" style:writing-mode="lr-tb"/>
      <style:text-properties fo:font-weight="bold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afd095"/>
      <style:paragraph-properties fo:text-align="center" style:writing-mode="lr-tb"/>
    </style:style>
    <style:style style:name="P6" style:family="paragraph">
      <loext:graphic-properties draw:fill-color="#e0c2cd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5ce"/>
      <style:paragraph-properties fo:text-align="center" style:writing-mode="lr-tb"/>
    </style:style>
    <style:style style:name="P9" style:family="paragraph">
      <loext:graphic-properties draw:fill="none" draw:fill-color="#ffffff"/>
      <style:text-properties style:font-name="Bitstream Vera Sans Mono"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style:font-name="Bitstream Vera Sans 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219cm" svg:height="1.588cm" draw:transform="skewX (-0.012915436464758) translate (3.222cm 19.097cm)">
          <text:p text:style-name="P1"><text:span text:style-name="T1"/></text:p>
          <text:p text:style-name="P1"><text:span text:style-name="T1">Container Layer</text:span></text:p>
          <text:p text:style-name="P1"><text:span text:style-name="T1">Thin R/W lay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922cm" svg:height="16.005cm" svg:x="3.54cm" svg:y="1.505cm">
          <text:p text:style-name="P1"><text:span text:style-name="T1">Ubuntu Apache image</text:span></text:p>
          <text:p text:style-name="P1"><text:span text:style-name="T1">Hash : ddd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14.288cm" svg:height="4.127cm" svg:x="3.857cm" svg:y="2.14cm">
          <text:p text:style-name="P4">Bootfs </text:p>
          <text:p text:style-name="P4">(kernel + cgroups + namespace)</text:p>
          <text:p text:style-name="P4"/>
          <text:p text:style-name="P4">Hash : aaaaa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14.287cm" svg:height="3.175cm" svg:x="3.74cm" svg:y="7.537cm">
          <text:p text:style-name="P4">Ubuntu base image</text:p>
          <text:p text:style-name="P4"/>
          <text:p text:style-name="P4">Hash : bbbbb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11.001cm" svg:y1="6.267cm" svg:x2="10.883cm" svg:y2="7.537cm" draw:start-shape="id1" draw:start-glue-point="2" draw:end-shape="id2" draw:end-glue-point="0" svg:d="M11001 6267l-118 1270" svg:viewBox="0 0 119 1271">
          <text:p/>
        </draw:connector>
        <draw:custom-shape draw:style-name="gr6" draw:text-style-name="P8" xml:id="id3" draw:id="id3" draw:layer="layout" svg:width="13.653cm" svg:height="2.222cm" svg:x="3.857cm" svg:y="12.43cm">
          <text:p text:style-name="P4">Add apache</text:p>
          <text:p text:style-name="P4"/>
          <text:p text:style-name="P4">Hash : ccc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7" draw:layer="layout" draw:type="line" svg:x1="10.883cm" svg:y1="10.712cm" svg:x2="10.683cm" svg:y2="12.43cm" draw:start-shape="id2" draw:start-glue-point="2" draw:end-shape="id3" draw:end-glue-point="0" svg:d="M10883 10712l-200 1718" svg:viewBox="0 0 201 1719">
          <text:p/>
        </draw:connector>
        <draw:custom-shape draw:style-name="gr8" draw:text-style-name="P7" draw:layer="layout" svg:width="17.463cm" svg:height="20.955cm" svg:x="1.952cm" svg:y="1.317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6.598cm" svg:height="0.988cm" svg:x="7.35cm" svg:y="21.32cm">
          <draw:text-box>
            <text:p><text:span text:style-name="T2">Apache contain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1T01:11:21.490000183</meta:creation-date>
    <dc:date>2021-09-11T02:06:35.756945836</dc:date>
    <meta:editing-duration>PT52M3S</meta:editing-duration>
    <meta:editing-cycles>6</meta:editing-cycles>
    <meta:generator>LibreOffice/7.1.5.2$Linux_X86_64 LibreOffice_project/10$Build-2</meta:generator>
    <meta:document-statistic meta:object-count="9"/>
  </office:meta>
</office:document-meta>
</file>